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0.76120738" calcext:value-type="float">
            <text:p>0.76120738</text:p>
          </table:table-cell>
          <table:table-cell office:value-type="float" office:value="0.6899417" calcext:value-type="float">
            <text:p>0.6899417</text:p>
          </table:table-cell>
          <table:table-cell office:value-type="float" office:value="0.79044679" calcext:value-type="float">
            <text:p>0.79044679</text:p>
          </table:table-cell>
          <table:table-cell office:value-type="float" office:value="0.9466764" calcext:value-type="float">
            <text:p>0.9466764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64567222" calcext:value-type="float">
            <text:p>0.64567222</text:p>
          </table:table-cell>
          <table:table-cell office:value-type="float" office:value="0.73987282" calcext:value-type="float">
            <text:p>0.73987282</text:p>
          </table:table-cell>
          <table:table-cell office:value-type="float" office:value="0.80921199" calcext:value-type="float">
            <text:p>0.80921199</text:p>
          </table:table-cell>
          <table:table-cell office:value-type="float" office:value="0.79054639" calcext:value-type="float">
            <text:p>0.790546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/2</text:p>
          </table:table-cell>
          <table:table-cell office:value-type="float" office:value="1.00663589" calcext:value-type="float">
            <text:p>1.00663589</text:p>
          </table:table-cell>
          <table:table-cell office:value-type="float" office:value="1.03455601" calcext:value-type="float">
            <text:p>1.03455601</text:p>
          </table:table-cell>
          <table:table-cell office:value-type="float" office:value="0.87037836" calcext:value-type="float">
            <text:p>0.8703783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98405332" calcext:value-type="float">
            <text:p>0.98405332</text:p>
          </table:table-cell>
          <table:table-cell office:value-type="float" office:value="0.86631588" calcext:value-type="float">
            <text:p>0.86631588</text:p>
          </table:table-cell>
          <table:table-cell office:value-type="float" office:value="0.95210327" calcext:value-type="float">
            <text:p>0.95210327</text:p>
          </table:table-cell>
          <table:table-cell/>
        </table:table-row>
        <table:table-row table:style-name="ro1">
          <table:table-cell office:value-type="string" calcext:value-type="string">
            <text:p>R*2</text:p>
          </table:table-cell>
          <table:table-cell office:value-type="float" office:value="0.82908086" calcext:value-type="float">
            <text:p>0.82908086</text:p>
          </table:table-cell>
          <table:table-cell office:value-type="float" office:value="0.83917979" calcext:value-type="float">
            <text:p>0.83917979</text:p>
          </table:table-cell>
          <table:table-cell office:value-type="float" office:value="0.90742804" calcext:value-type="float">
            <text:p>0.907428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04:36.026321261</meta:creation-date>
    <dc:date>2020-02-24T22:34:49.955800663</dc:date>
    <meta:editing-duration>PT9M53S</meta:editing-duration>
    <meta:editing-cycles>1</meta:editing-cycles>
    <meta:document-statistic meta:table-count="1" meta:cell-count="26" meta:object-count="0"/>
    <meta:generator>LibreOffice/6.2.8.2$Linux_X86_64 LibreOffice_project/20$Build-2</meta:generator>
  </office:meta>
</office:document-meta>
</file>